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Verdana" svg:font-family="Verdana, Tahom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a0a0a" style:font-name="Times New Roman" fo:font-size="14pt" fo:letter-spacing="normal" fo:font-style="normal" fo:font-weight="normal" style:font-size-asian="14pt" style:font-size-complex="14pt"/>
    </style:style>
    <style:style style:name="P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size-complex="14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a0a0a" style:font-name="Montserrat" fo:font-size="11.25pt" fo:letter-spacing="normal" fo:font-style="normal" fo:font-weight="normal"/>
    </style:style>
    <style:style style:name="T5" style:family="text">
      <style:text-properties fo:font-variant="normal" fo:text-transform="none" fo:color="#0a0a0a" fo:font-size="11.25pt" fo:letter-spacing="normal" fo:font-style="normal" fo:font-weight="normal"/>
    </style:style>
    <style:style style:name="T6" style:family="text">
      <style:text-properties fo:font-variant="normal" fo:text-transform="none" fo:color="#0a0a0a" fo:letter-spacing="normal" fo:font-style="normal" fo:font-weight="normal"/>
    </style:style>
    <style:style style:name="T7" style:family="text">
      <style:text-properties fo:font-weight="bold" style:font-weight-asian="bold" style:font-weight-complex="bold"/>
    </style:style>
    <style:style style:name="T8" style:family="text">
      <style:text-properties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2 Bit and 64 Bit Applications</text:p>
      <text:p text:style-name="P2"/>
      <text:p text:style-name="P2"/>
      <text:p text:style-name="P3"><text:span text:style-name="T8"><text:tab/></text:span><text:span text:style-name="T6">When it comes to computers, the difference between 32-bit and a 64-bit is all about processing power. Computers with 32-bit processors are older, slower, and less secure, while a 64-bit processor is newer, faster, and more secure.</text:span></text:p>
      <text:p text:style-name="P1">But what do the numbers 32 and 64 even mean?</text:p>
      <text:p text:style-name="P1">Your computer’s central processing unit (CPU) functions like the brain of your computer. It controls all the communication and the flow of data to and from the other parts of your computer. Some computers use two or more processors. However, there are only two main categories of processors now: 32-bit processors and 64-bit processors. The type of processor that your computer uses affects its overall performance and what kind of software it can utilize.</text:p>
      <text:p text:style-name="P1">Most computers made in the 1990s to early 2000s have a 32-bit system that can access 2^32 (or 4,294,967,296) bytes (units of digital information) of RAM (random access memory). Meanwhile, a 64-bit processor can handle 2^64 (or 18,446,744,073,709,551,616) bytes of RAM. In other words, a 64-bit processor can process more data than 4 billion 32-bit processors combined.</text:p>
      <text:p text:style-name="P2"/>
      <text:p text:style-name="P2"/>
      <text:p text:style-name="P4"><text:span text:style-name="T7"><text:tab/></text:span><text:span text:style-name="T3">The most obvious difference is that 32-bit applications support up to 4GB of RAM, and a 64-bit operating system can support over 4GB. In the future, we should see the end of 32-bit operating systems and applications as computers have become faster and come with more RAM.</text:span><text:line-break/><text:line-break/><text:span text:style-name="T3">It's important to note that a 32-bit application will run on a 64-bit operating system, whereas a 64-bit application will not run on a 32-bit operating system.</text:span><text:line-break/><text:line-break/><text:span text:style-name="T3">If you have a 64-bit operating system, then you want to use the 64-bit version of any application, if availabl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Verdana" svg:font-family="Verdana, Tahom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8:37:39.17</meta:creation-date>
    <meta:document-statistic meta:table-count="0" meta:image-count="0" meta:object-count="0" meta:page-count="1" meta:paragraph-count="6" meta:word-count="278" meta:character-count="1677"/>
    <dc:date>2021-12-16T08:42:29.67</dc:date>
    <dc:creator>Aruna Chermadurai</dc:creator>
    <meta:editing-duration>PT4M50S</meta:editing-duration>
    <meta:editing-cycles>1</meta:editing-cycles>
    <meta:generator>OpenOffice/4.1.7$Win32 OpenOffice.org_project/417m1$Build-9800</meta:generator>
  </office:meta>
</office:document-meta>
</file>